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e306" officeooo:paragraph-rsid="0006e306"/>
    </style:style>
    <style:style style:name="P2" style:family="paragraph" style:parent-style-name="Standard">
      <style:paragraph-properties fo:text-align="end" style:justify-single-word="false"/>
      <style:text-properties officeooo:rsid="0006e306" officeooo:paragraph-rsid="0006e306"/>
    </style:style>
    <style:style style:name="P3" style:family="paragraph" style:parent-style-name="Standard">
      <style:paragraph-properties fo:text-align="start" style:justify-single-word="false"/>
      <style:text-properties officeooo:rsid="0006e306" officeooo:paragraph-rsid="0006e3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 Assignment 1 (part1)</text:p>
      <text:p text:style-name="P2">Zhuojun (Morgan) Zhang</text:p>
      <text:p text:style-name="P2">9/13/2015</text:p>
      <text:p text:style-name="P3">Since P1.java is the only file, it can be compiled and invoked by using :</text:p>
      <text:p text:style-name="P3"/>
      <text:p text:style-name="P3">javac P1.java</text:p>
      <text:p text:style-name="P3">java P1</text:p>
      <text:p text:style-name="P3"/>
      <text:p text:style-name="P3">together with other java fi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22:49:01.712630257</meta:creation-date>
    <dc:date>2015-09-13T22:52:40.506366617</dc:date>
    <meta:editing-duration>P0D</meta:editing-duration>
    <meta:editing-cycles>1</meta:editing-cycles>
    <meta:document-statistic meta:table-count="0" meta:image-count="0" meta:object-count="0" meta:page-count="1" meta:paragraph-count="7" meta:word-count="32" meta:character-count="187" meta:non-whitespace-character-count="162"/>
    <meta:generator>LibreOffice/4.2.8.2$Linux_X86_64 LibreOffice_project/420m0$Build-2</meta:generator>
  </office:meta>
</office:document-meta>
</file>